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OTKAn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1"/>
  </office:automatic-styles>
  <office:body>
    <office:spreadsheet>
      <table:calculation-settings table:case-sensitive="false" table:use-regular-expressions="false"/>
      <table:table table:name="SOTKAn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äestö, keskiväkiluku (id:2616)</text:p>
          </table:table-cell>
          <table:table-cell table:number-columns-repeated="3"/>
          <table:table-cell table:formula="of:=40000/5500000" office:value-type="float" office:value="0.00727272727272727" calcext:value-type="float">
            <text:p>0,007272727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office:value-type="string" calcext:value-type="string">
            <text:p>2014</text:p>
          </table:table-cell>
          <table:table-cell office:value-type="string" calcext:value-type="string">
            <text:p>Opettajien määrä</text:p>
          </table:table-cell>
          <table:table-cell office:value-type="string" calcext:value-type="string">
            <text:p>Taustakyselyyn vastanneet</text:p>
          </table:table-cell>
          <table:table-cell office:value-type="string" calcext:value-type="string">
            <text:p>Skaalattu osallistujiin</text:p>
          </table:table-cell>
          <table:table-cell office:value-type="string" calcext:value-type="string">
            <text:p>Osu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hvenanma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28791" calcext:value-type="float">
            <text:p>28791</text:p>
          </table:table-cell>
          <table:table-cell table:style-name="ce1" table:formula="of:=[.D3]*[.$E$1]" office:value-type="float" office:value="209.389090909091" calcext:value-type="float">
            <text:p>209,3890909091</text:p>
          </table:table-cell>
          <table:table-cell office:value-type="float" office:value="0" calcext:value-type="float">
            <text:p>0</text:p>
          </table:table-cell>
          <table:table-cell table:formula="of:=[.F3]/[.F$22]*[.F$23]" office:value-type="float" office:value="0" calcext:value-type="float">
            <text:p>0</text:p>
          </table:table-cell>
          <table:table-cell table:formula="of:=[.G3]/[.E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elä-Karjala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132008" calcext:value-type="float">
            <text:p>132008</text:p>
          </table:table-cell>
          <table:table-cell table:style-name="ce1" table:formula="of:=[.D4]*[.$E$1]" office:value-type="float" office:value="960.058181818182" calcext:value-type="float">
            <text:p>960,0581818182</text:p>
          </table:table-cell>
          <table:table-cell office:value-type="float" office:value="27" calcext:value-type="float">
            <text:p>27</text:p>
          </table:table-cell>
          <table:table-cell table:formula="of:=[.F4]/[.F$22]*[.F$23]" office:value-type="float" office:value="70.5527638190955" calcext:value-type="float">
            <text:p>70,5527638191</text:p>
          </table:table-cell>
          <table:table-cell table:formula="of:=[.G4]/[.E4]" office:value-type="float" office:value="0.0734880084928613" calcext:value-type="float">
            <text:p>0,07348800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elä-Pohjanma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193688" calcext:value-type="float">
            <text:p>193688</text:p>
          </table:table-cell>
          <table:table-cell table:style-name="ce1" table:formula="of:=[.D5]*[.$E$1]" office:value-type="float" office:value="1408.64" calcext:value-type="float">
            <text:p>1408,64</text:p>
          </table:table-cell>
          <table:table-cell office:value-type="float" office:value="30" calcext:value-type="float">
            <text:p>30</text:p>
          </table:table-cell>
          <table:table-cell table:formula="of:=[.F5]/[.F$22]*[.F$23]" office:value-type="float" office:value="78.391959798995" calcext:value-type="float">
            <text:p>78,391959799</text:p>
          </table:table-cell>
          <table:table-cell table:formula="of:=[.G5]/[.E5]" office:value-type="float" office:value="0.0556508119881552" calcext:value-type="float">
            <text:p>0,0556508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elä-Savo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152039" calcext:value-type="float">
            <text:p>152039</text:p>
          </table:table-cell>
          <table:table-cell table:style-name="ce1" table:formula="of:=[.D6]*[.$E$1]" office:value-type="float" office:value="1105.73818181818" calcext:value-type="float">
            <text:p>1105,7381818182</text:p>
          </table:table-cell>
          <table:table-cell office:value-type="float" office:value="31" calcext:value-type="float">
            <text:p>31</text:p>
          </table:table-cell>
          <table:table-cell table:formula="of:=[.F6]/[.F$22]*[.F$23]" office:value-type="float" office:value="81.0050251256281" calcext:value-type="float">
            <text:p>81,0050251256</text:p>
          </table:table-cell>
          <table:table-cell table:formula="of:=[.G6]/[.E6]" office:value-type="float" office:value="0.0732587754114002" calcext:value-type="float">
            <text:p>0,07325877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inuu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79616.5" calcext:value-type="float">
            <text:p>79616,5</text:p>
          </table:table-cell>
          <table:table-cell table:style-name="ce1" table:formula="of:=[.D7]*[.$E$1]" office:value-type="float" office:value="579.029090909091" calcext:value-type="float">
            <text:p>579,0290909091</text:p>
          </table:table-cell>
          <table:table-cell office:value-type="float" office:value="3" calcext:value-type="float">
            <text:p>3</text:p>
          </table:table-cell>
          <table:table-cell table:formula="of:=[.F7]/[.F$22]*[.F$23]" office:value-type="float" office:value="7.8391959798995" calcext:value-type="float">
            <text:p>7,8391959799</text:p>
          </table:table-cell>
          <table:table-cell table:formula="of:=[.G7]/[.E7]" office:value-type="float" office:value="0.0135385183628542" calcext:value-type="float">
            <text:p>0,01353851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nta-Häm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175415" calcext:value-type="float">
            <text:p>175415</text:p>
          </table:table-cell>
          <table:table-cell table:style-name="ce1" table:formula="of:=[.D8]*[.$E$1]" office:value-type="float" office:value="1275.74545454545" calcext:value-type="float">
            <text:p>1275,7454545455</text:p>
          </table:table-cell>
          <table:table-cell office:value-type="float" office:value="39" calcext:value-type="float">
            <text:p>39</text:p>
          </table:table-cell>
          <table:table-cell table:formula="of:=[.F8]/[.F$22]*[.F$23]" office:value-type="float" office:value="101.909547738693" calcext:value-type="float">
            <text:p>101,9095477387</text:p>
          </table:table-cell>
          <table:table-cell table:formula="of:=[.G8]/[.E8]" office:value-type="float" office:value="0.0798823522165741" calcext:value-type="float">
            <text:p>0,07988235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ski-Pohjanma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68753.5" calcext:value-type="float">
            <text:p>68753,5</text:p>
          </table:table-cell>
          <table:table-cell table:style-name="ce1" table:formula="of:=[.D9]*[.$E$1]" office:value-type="float" office:value="500.025454545455" calcext:value-type="float">
            <text:p>500,0254545455</text:p>
          </table:table-cell>
          <table:table-cell office:value-type="float" office:value="9" calcext:value-type="float">
            <text:p>9</text:p>
          </table:table-cell>
          <table:table-cell table:formula="of:=[.F9]/[.F$22]*[.F$23]" office:value-type="float" office:value="23.5175879396985" calcext:value-type="float">
            <text:p>23,5175879397</text:p>
          </table:table-cell>
          <table:table-cell table:formula="of:=[.G9]/[.E9]" office:value-type="float" office:value="0.0470327814832487" calcext:value-type="float">
            <text:p>0,04703278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ski-Suom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275341.5" calcext:value-type="float">
            <text:p>275341,5</text:p>
          </table:table-cell>
          <table:table-cell table:style-name="ce1" table:formula="of:=[.D10]*[.$E$1]" office:value-type="float" office:value="2002.48363636364" calcext:value-type="float">
            <text:p>2002,4836363636</text:p>
          </table:table-cell>
          <table:table-cell office:value-type="float" office:value="72" calcext:value-type="float">
            <text:p>72</text:p>
          </table:table-cell>
          <table:table-cell table:formula="of:=[.F10]/[.F$22]*[.F$23]" office:value-type="float" office:value="188.140703517588" calcext:value-type="float">
            <text:p>188,1407035176</text:p>
          </table:table-cell>
          <table:table-cell table:formula="of:=[.G10]/[.E10]" office:value-type="float" office:value="0.093953678372742" calcext:value-type="float">
            <text:p>0,0939536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menlaakso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180351" calcext:value-type="float">
            <text:p>180351</text:p>
          </table:table-cell>
          <table:table-cell table:style-name="ce1" table:formula="of:=[.D11]*[.$E$1]" office:value-type="float" office:value="1311.64363636364" calcext:value-type="float">
            <text:p>1311,6436363636</text:p>
          </table:table-cell>
          <table:table-cell office:value-type="float" office:value="25" calcext:value-type="float">
            <text:p>25</text:p>
          </table:table-cell>
          <table:table-cell table:formula="of:=[.F11]/[.F$22]*[.F$23]" office:value-type="float" office:value="65.3266331658292" calcext:value-type="float">
            <text:p>65,3266331658</text:p>
          </table:table-cell>
          <table:table-cell table:formula="of:=[.G11]/[.E11]" office:value-type="float" office:value="0.0498051691440663" calcext:value-type="float">
            <text:p>0,04980516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ppi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182130" calcext:value-type="float">
            <text:p>182130</text:p>
          </table:table-cell>
          <table:table-cell table:style-name="ce1" table:formula="of:=[.D12]*[.$E$1]" office:value-type="float" office:value="1324.58181818182" calcext:value-type="float">
            <text:p>1324,5818181818</text:p>
          </table:table-cell>
          <table:table-cell office:value-type="float" office:value="30" calcext:value-type="float">
            <text:p>30</text:p>
          </table:table-cell>
          <table:table-cell table:formula="of:=[.F12]/[.F$22]*[.F$23]" office:value-type="float" office:value="78.391959798995" calcext:value-type="float">
            <text:p>78,391959799</text:p>
          </table:table-cell>
          <table:table-cell table:formula="of:=[.G12]/[.E12]" office:value-type="float" office:value="0.0591824217446978" calcext:value-type="float">
            <text:p>0,05918242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kanmaa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501774" calcext:value-type="float">
            <text:p>501774</text:p>
          </table:table-cell>
          <table:table-cell table:style-name="ce1" table:formula="of:=[.D13]*[.$E$1]" office:value-type="float" office:value="3649.26545454545" calcext:value-type="float">
            <text:p>3649,2654545455</text:p>
          </table:table-cell>
          <table:table-cell office:value-type="float" office:value="92" calcext:value-type="float">
            <text:p>92</text:p>
          </table:table-cell>
          <table:table-cell table:formula="of:=[.F13]/[.F$22]*[.F$23]" office:value-type="float" office:value="240.402010050251" calcext:value-type="float">
            <text:p>240,4020100503</text:p>
          </table:table-cell>
          <table:table-cell table:formula="of:=[.G13]/[.E13]" office:value-type="float" office:value="0.0658768218000724" calcext:value-type="float">
            <text:p>0,06587682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hjanma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180771" calcext:value-type="float">
            <text:p>180771</text:p>
          </table:table-cell>
          <table:table-cell table:style-name="ce1" table:formula="of:=[.D14]*[.$E$1]" office:value-type="float" office:value="1314.69818181818" calcext:value-type="float">
            <text:p>1314,6981818182</text:p>
          </table:table-cell>
          <table:table-cell office:value-type="float" office:value="11" calcext:value-type="float">
            <text:p>11</text:p>
          </table:table-cell>
          <table:table-cell table:formula="of:=[.F14]/[.F$22]*[.F$23]" office:value-type="float" office:value="28.7437185929648" calcext:value-type="float">
            <text:p>28,743718593</text:p>
          </table:table-cell>
          <table:table-cell table:formula="of:=[.G14]/[.E14]" office:value-type="float" office:value="0.0218633592032608" calcext:value-type="float">
            <text:p>0,0218633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hjois-Karjal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165351.5" calcext:value-type="float">
            <text:p>165351,5</text:p>
          </table:table-cell>
          <table:table-cell table:style-name="ce1" table:formula="of:=[.D15]*[.$E$1]" office:value-type="float" office:value="1202.55636363636" calcext:value-type="float">
            <text:p>1202,5563636364</text:p>
          </table:table-cell>
          <table:table-cell office:value-type="float" office:value="24" calcext:value-type="float">
            <text:p>24</text:p>
          </table:table-cell>
          <table:table-cell table:formula="of:=[.F15]/[.F$22]*[.F$23]" office:value-type="float" office:value="62.713567839196" calcext:value-type="float">
            <text:p>62,7135678392</text:p>
          </table:table-cell>
          <table:table-cell table:formula="of:=[.G15]/[.E15]" office:value-type="float" office:value="0.0521502107806065" calcext:value-type="float">
            <text:p>0,0521502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hjois-Pohjanmaa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404342.5" calcext:value-type="float">
            <text:p>404342,5</text:p>
          </table:table-cell>
          <table:table-cell table:style-name="ce1" table:formula="of:=[.D16]*[.$E$1]" office:value-type="float" office:value="2940.67272727273" calcext:value-type="float">
            <text:p>2940,6727272727</text:p>
          </table:table-cell>
          <table:table-cell office:value-type="float" office:value="126" calcext:value-type="float">
            <text:p>126</text:p>
          </table:table-cell>
          <table:table-cell table:formula="of:=[.F16]/[.F$22]*[.F$23]" office:value-type="float" office:value="329.246231155779" calcext:value-type="float">
            <text:p>329,2462311558</text:p>
          </table:table-cell>
          <table:table-cell table:formula="of:=[.G16]/[.E16]" office:value-type="float" office:value="0.111962894783308" calcext:value-type="float">
            <text:p>0,11196289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hjois-Sav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248418" calcext:value-type="float">
            <text:p>248418</text:p>
          </table:table-cell>
          <table:table-cell table:style-name="ce1" table:formula="of:=[.D17]*[.$E$1]" office:value-type="float" office:value="1806.67636363636" calcext:value-type="float">
            <text:p>1806,6763636364</text:p>
          </table:table-cell>
          <table:table-cell office:value-type="float" office:value="50" calcext:value-type="float">
            <text:p>50</text:p>
          </table:table-cell>
          <table:table-cell table:formula="of:=[.F17]/[.F$22]*[.F$23]" office:value-type="float" office:value="130.653266331658" calcext:value-type="float">
            <text:p>130,6532663317</text:p>
          </table:table-cell>
          <table:table-cell table:formula="of:=[.G17]/[.E17]" office:value-type="float" office:value="0.0723169179391309" calcext:value-type="float">
            <text:p>0,07231691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äijät-Häme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202216.5" calcext:value-type="float">
            <text:p>202216,5</text:p>
          </table:table-cell>
          <table:table-cell table:style-name="ce1" table:formula="of:=[.D18]*[.$E$1]" office:value-type="float" office:value="1470.66545454545" calcext:value-type="float">
            <text:p>1470,6654545455</text:p>
          </table:table-cell>
          <table:table-cell office:value-type="float" office:value="24" calcext:value-type="float">
            <text:p>24</text:p>
          </table:table-cell>
          <table:table-cell table:formula="of:=[.F18]/[.F$22]*[.F$23]" office:value-type="float" office:value="62.713567839196" calcext:value-type="float">
            <text:p>62,7135678392</text:p>
          </table:table-cell>
          <table:table-cell table:formula="of:=[.G18]/[.E18]" office:value-type="float" office:value="0.042642986986173" calcext:value-type="float">
            <text:p>0,0426429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akunt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224270.5" calcext:value-type="float">
            <text:p>224270,5</text:p>
          </table:table-cell>
          <table:table-cell table:style-name="ce1" table:formula="of:=[.D19]*[.$E$1]" office:value-type="float" office:value="1631.05818181818" calcext:value-type="float">
            <text:p>1631,0581818182</text:p>
          </table:table-cell>
          <table:table-cell office:value-type="float" office:value="52" calcext:value-type="float">
            <text:p>52</text:p>
          </table:table-cell>
          <table:table-cell table:formula="of:=[.F19]/[.F$22]*[.F$23]" office:value-type="float" office:value="135.879396984925" calcext:value-type="float">
            <text:p>135,8793969849</text:p>
          </table:table-cell>
          <table:table-cell table:formula="of:=[.G19]/[.E19]" office:value-type="float" office:value="0.0833075107311356" calcext:value-type="float">
            <text:p>0,08330751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sima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1594431" calcext:value-type="float">
            <text:p>1594431</text:p>
          </table:table-cell>
          <table:table-cell table:style-name="ce1" table:formula="of:=[.D20]*[.$E$1]" office:value-type="float" office:value="11595.8618181818" calcext:value-type="float">
            <text:p>11595,8618181818</text:p>
          </table:table-cell>
          <table:table-cell office:value-type="float" office:value="287" calcext:value-type="float">
            <text:p>287</text:p>
          </table:table-cell>
          <table:table-cell table:formula="of:=[.F20]/[.F$22]*[.F$23]" office:value-type="float" office:value="749.949748743719" calcext:value-type="float">
            <text:p>749,9497487437</text:p>
          </table:table-cell>
          <table:table-cell table:formula="of:=[.G20]/[.E20]" office:value-type="float" office:value="0.0646739121682038" calcext:value-type="float">
            <text:p>0,0646739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sinais-Suom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yhteensä</text:p>
          </table:table-cell>
          <table:table-cell table:style-name="ce1" office:value-type="float" office:value="471803" calcext:value-type="float">
            <text:p>471803</text:p>
          </table:table-cell>
          <table:table-cell table:style-name="ce1" table:formula="of:=[.D21]*[.$E$1]" office:value-type="float" office:value="3431.29454545455" calcext:value-type="float">
            <text:p>3431,2945454546</text:p>
          </table:table-cell>
          <table:table-cell office:value-type="float" office:value="63" calcext:value-type="float">
            <text:p>63</text:p>
          </table:table-cell>
          <table:table-cell table:formula="of:=[.F21]/[.F$22]*[.F$23]" office:value-type="float" office:value="164.623115577889" calcext:value-type="float">
            <text:p>164,6231155779</text:p>
          </table:table-cell>
          <table:table-cell table:formula="of:=[.G21]/[.E21]" office:value-type="float" office:value="0.0479769700318985" calcext:value-type="float">
            <text:p>0,0479769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© THL, Tilasto- ja indikaattoripankki Sotkanet.fi 2005-2015</text:p>
          </table:table-cell>
          <table:table-cell table:number-columns-repeated="3"/>
          <table:table-cell office:value-type="string" calcext:value-type="string">
            <text:p>yhteensä</text:p>
          </table:table-cell>
          <table:table-cell table:formula="of:=SUM([.F3:.F21])" office:value-type="float" office:value="995" calcext:value-type="float">
            <text:p>995</text:p>
          </table:table-cell>
          <table:table-cell table:formula="of:=SUM([.G3:.G21])" office:value-type="float" office:value="2600" calcext:value-type="float">
            <text:p>26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kaikki osallistujat</text:p>
          </table:table-cell>
          <table:table-cell office:value-type="float" office:value="2600" calcext:value-type="float">
            <text:p>260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pputulos" table:style-name="ta2">
        <office:forms form:automatic-focus="false" form:apply-design-mode="false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Maakunta</text:p>
          </table:table-cell>
          <table:table-cell table:style-name="Default" office:value-type="string" calcext:value-type="string">
            <text:p>Osuus</text:p>
          </table:table-cell>
        </table:table-row>
        <table:table-row table:style-name="ro1">
          <table:table-cell table:formula="of:=[SOTKAnet.A3]" office:value-type="string" office:string-value="Ahvenanmaa" calcext:value-type="string">
            <text:p>Ahvenanmaa</text:p>
          </table:table-cell>
          <table:table-cell table:formula="of:=[SOTKAnet.H3]" office:value-type="percentage" office:value="0" calcext:value-type="percentage">
            <text:p>0,00%</text:p>
          </table:table-cell>
        </table:table-row>
        <table:table-row table:style-name="ro1">
          <table:table-cell table:formula="of:=[SOTKAnet.A4]" office:value-type="string" office:string-value="Etelä-Karjala" calcext:value-type="string">
            <text:p>Etelä-Karjala</text:p>
          </table:table-cell>
          <table:table-cell table:formula="of:=[SOTKAnet.H4]" office:value-type="percentage" office:value="0.0734880084928613" calcext:value-type="percentage">
            <text:p>7,35%</text:p>
          </table:table-cell>
        </table:table-row>
        <table:table-row table:style-name="ro1">
          <table:table-cell table:formula="of:=[SOTKAnet.A5]" office:value-type="string" office:string-value="Etelä-Pohjanmaa" calcext:value-type="string">
            <text:p>Etelä-Pohjanmaa</text:p>
          </table:table-cell>
          <table:table-cell table:formula="of:=[SOTKAnet.H5]" office:value-type="percentage" office:value="0.0556508119881552" calcext:value-type="percentage">
            <text:p>5,57%</text:p>
          </table:table-cell>
        </table:table-row>
        <table:table-row table:style-name="ro1">
          <table:table-cell table:formula="of:=[SOTKAnet.A6]" office:value-type="string" office:string-value="Etelä-Savo" calcext:value-type="string">
            <text:p>Etelä-Savo</text:p>
          </table:table-cell>
          <table:table-cell table:formula="of:=[SOTKAnet.H6]" office:value-type="percentage" office:value="0.0732587754114002" calcext:value-type="percentage">
            <text:p>7,33%</text:p>
          </table:table-cell>
        </table:table-row>
        <table:table-row table:style-name="ro1">
          <table:table-cell table:formula="of:=[SOTKAnet.A7]" office:value-type="string" office:string-value="Kainuu" calcext:value-type="string">
            <text:p>Kainuu</text:p>
          </table:table-cell>
          <table:table-cell table:formula="of:=[SOTKAnet.H7]" office:value-type="percentage" office:value="0.0135385183628542" calcext:value-type="percentage">
            <text:p>1,35%</text:p>
          </table:table-cell>
        </table:table-row>
        <table:table-row table:style-name="ro1">
          <table:table-cell table:formula="of:=[SOTKAnet.A8]" office:value-type="string" office:string-value="Kanta-Häme" calcext:value-type="string">
            <text:p>Kanta-Häme</text:p>
          </table:table-cell>
          <table:table-cell table:formula="of:=[SOTKAnet.H8]" office:value-type="percentage" office:value="0.0798823522165741" calcext:value-type="percentage">
            <text:p>7,99%</text:p>
          </table:table-cell>
        </table:table-row>
        <table:table-row table:style-name="ro1">
          <table:table-cell table:formula="of:=[SOTKAnet.A9]" office:value-type="string" office:string-value="Keski-Pohjanmaa" calcext:value-type="string">
            <text:p>Keski-Pohjanmaa</text:p>
          </table:table-cell>
          <table:table-cell table:formula="of:=[SOTKAnet.H9]" office:value-type="percentage" office:value="0.0470327814832487" calcext:value-type="percentage">
            <text:p>4,70%</text:p>
          </table:table-cell>
        </table:table-row>
        <table:table-row table:style-name="ro1">
          <table:table-cell table:formula="of:=[SOTKAnet.A10]" office:value-type="string" office:string-value="Keski-Suomi" calcext:value-type="string">
            <text:p>Keski-Suomi</text:p>
          </table:table-cell>
          <table:table-cell table:formula="of:=[SOTKAnet.H10]" office:value-type="percentage" office:value="0.093953678372742" calcext:value-type="percentage">
            <text:p>9,40%</text:p>
          </table:table-cell>
        </table:table-row>
        <table:table-row table:style-name="ro1">
          <table:table-cell table:formula="of:=[SOTKAnet.A11]" office:value-type="string" office:string-value="Kymenlaakso" calcext:value-type="string">
            <text:p>Kymenlaakso</text:p>
          </table:table-cell>
          <table:table-cell table:formula="of:=[SOTKAnet.H11]" office:value-type="percentage" office:value="0.0498051691440663" calcext:value-type="percentage">
            <text:p>4,98%</text:p>
          </table:table-cell>
        </table:table-row>
        <table:table-row table:style-name="ro1">
          <table:table-cell table:formula="of:=[SOTKAnet.A12]" office:value-type="string" office:string-value="Lappi" calcext:value-type="string">
            <text:p>Lappi</text:p>
          </table:table-cell>
          <table:table-cell table:formula="of:=[SOTKAnet.H12]" office:value-type="percentage" office:value="0.0591824217446978" calcext:value-type="percentage">
            <text:p>5,92%</text:p>
          </table:table-cell>
        </table:table-row>
        <table:table-row table:style-name="ro1">
          <table:table-cell table:formula="of:=[SOTKAnet.A13]" office:value-type="string" office:string-value="Pirkanmaa" calcext:value-type="string">
            <text:p>Pirkanmaa</text:p>
          </table:table-cell>
          <table:table-cell table:formula="of:=[SOTKAnet.H13]" office:value-type="percentage" office:value="0.0658768218000724" calcext:value-type="percentage">
            <text:p>6,59%</text:p>
          </table:table-cell>
        </table:table-row>
        <table:table-row table:style-name="ro1">
          <table:table-cell table:formula="of:=[SOTKAnet.A14]" office:value-type="string" office:string-value="Pohjanmaa" calcext:value-type="string">
            <text:p>Pohjanmaa</text:p>
          </table:table-cell>
          <table:table-cell table:formula="of:=[SOTKAnet.H14]" office:value-type="percentage" office:value="0.0218633592032608" calcext:value-type="percentage">
            <text:p>2,19%</text:p>
          </table:table-cell>
        </table:table-row>
        <table:table-row table:style-name="ro1">
          <table:table-cell table:formula="of:=[SOTKAnet.A15]" office:value-type="string" office:string-value="Pohjois-Karjala" calcext:value-type="string">
            <text:p>Pohjois-Karjala</text:p>
          </table:table-cell>
          <table:table-cell table:formula="of:=[SOTKAnet.H15]" office:value-type="percentage" office:value="0.0521502107806065" calcext:value-type="percentage">
            <text:p>5,22%</text:p>
          </table:table-cell>
        </table:table-row>
        <table:table-row table:style-name="ro1">
          <table:table-cell table:formula="of:=[SOTKAnet.A16]" office:value-type="string" office:string-value="Pohjois-Pohjanmaa" calcext:value-type="string">
            <text:p>Pohjois-Pohjanmaa</text:p>
          </table:table-cell>
          <table:table-cell table:formula="of:=[SOTKAnet.H16]" office:value-type="percentage" office:value="0.111962894783308" calcext:value-type="percentage">
            <text:p>11,20%</text:p>
          </table:table-cell>
        </table:table-row>
        <table:table-row table:style-name="ro1">
          <table:table-cell table:formula="of:=[SOTKAnet.A17]" office:value-type="string" office:string-value="Pohjois-Savo" calcext:value-type="string">
            <text:p>Pohjois-Savo</text:p>
          </table:table-cell>
          <table:table-cell table:formula="of:=[SOTKAnet.H17]" office:value-type="percentage" office:value="0.0723169179391309" calcext:value-type="percentage">
            <text:p>7,23%</text:p>
          </table:table-cell>
        </table:table-row>
        <table:table-row table:style-name="ro1">
          <table:table-cell table:formula="of:=[SOTKAnet.A18]" office:value-type="string" office:string-value="Päijät-Häme" calcext:value-type="string">
            <text:p>Päijät-Häme</text:p>
          </table:table-cell>
          <table:table-cell table:formula="of:=[SOTKAnet.H18]" office:value-type="percentage" office:value="0.042642986986173" calcext:value-type="percentage">
            <text:p>4,26%</text:p>
          </table:table-cell>
        </table:table-row>
        <table:table-row table:style-name="ro1">
          <table:table-cell table:formula="of:=[SOTKAnet.A19]" office:value-type="string" office:string-value="Satakunta" calcext:value-type="string">
            <text:p>Satakunta</text:p>
          </table:table-cell>
          <table:table-cell table:formula="of:=[SOTKAnet.H19]" office:value-type="percentage" office:value="0.0833075107311356" calcext:value-type="percentage">
            <text:p>8,33%</text:p>
          </table:table-cell>
        </table:table-row>
        <table:table-row table:style-name="ro1">
          <table:table-cell table:formula="of:=[SOTKAnet.A20]" office:value-type="string" office:string-value="Uusimaa" calcext:value-type="string">
            <text:p>Uusimaa</text:p>
          </table:table-cell>
          <table:table-cell table:formula="of:=[SOTKAnet.H20]" office:value-type="percentage" office:value="0.0646739121682038" calcext:value-type="percentage">
            <text:p>6,47%</text:p>
          </table:table-cell>
        </table:table-row>
        <table:table-row table:style-name="ro1">
          <table:table-cell table:formula="of:=[SOTKAnet.A21]" office:value-type="string" office:string-value="Varsinais-Suomi" calcext:value-type="string">
            <text:p>Varsinais-Suomi</text:p>
          </table:table-cell>
          <table:table-cell table:formula="of:=[SOTKAnet.H21]" office:value-type="percentage" office:value="0.0479769700318985" calcext:value-type="percentage">
            <text:p>4,80%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TKAnet" style:display-name="PageStyle_SOTKAn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5T19:09:47.769552000</dc:date>
    <dc:creator>Tarmo Toikkanen</dc:creator>
    <meta:editing-duration>PT4H19M25S</meta:editing-duration>
    <meta:editing-cycles>3</meta:editing-cycles>
    <meta:generator>LibreOffice/4.3.7.2$MacOSX_x86 LibreOffice_project/8a35821d8636a03b8bf4e15b48f59794652c68ba</meta:generator>
    <meta:document-statistic meta:table-count="2" meta:cell-count="205" meta:object-count="0"/>
  </office:meta>
</office:document-meta>
</file>